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96A000010F273F19E95.svm"/>
  <manifest:file-entry manifest:media-type="" manifest:full-path="Pictures/200000070000163D0000059E37578F82.svm"/>
  <manifest:file-entry manifest:media-type="" manifest:full-path="Pictures/2000000700001A79000007192AB0138F.svm"/>
  <manifest:file-entry manifest:media-type="" manifest:full-path="Pictures/200000070000137C000015D0FB21C551.svm"/>
  <manifest:file-entry manifest:media-type="" manifest:full-path="Pictures/2000000700001D03000005680F01CD1E.svm"/>
  <manifest:file-entry manifest:media-type="" manifest:full-path="Pictures/200000070000194E000006AD5A3F9FF6.svm"/>
  <manifest:file-entry manifest:media-type="" manifest:full-path="Pictures/200000070000529400002CFFE32826AC.svm"/>
  <manifest:file-entry manifest:media-type="" manifest:full-path="Pictures/20000007000015D00000045902DC6996.svm"/>
  <manifest:file-entry manifest:media-type="" manifest:full-path="Pictures/200000070000174C000006250A608588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Aharoni" svg:font-family="Aharoni" style:font-pitch="variable"/>
    <style:font-face style:name="Ophir WF" svg:font-family="'Ophir WF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.B1" style:family="table-cell">
      <style:table-cell-properties fo:padding="0.0382in" fo:border="0.0069in solid #000000"/>
    </style:style>
    <style:style style:name="Table1.A2" style:family="table-cell">
      <style:table-cell-properties fo:padding="0.0382in" fo:border-left="0.0069in solid #000000" fo:border-right="none" fo:border-top="none" fo:border-bottom="0.0069in solid #000000"/>
    </style:style>
    <style:style style:name="Table1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2" style:family="table">
      <style:table-properties style:width="6.925in" table:align="margins" style:shadow="none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-left="0.0403in" fo:padding-right="0.1201in" fo:padding-top="0.0403in" fo:padding-bottom="0.0403in" fo:border-left="none" fo:border-right="0.0069in solid #000000" fo:border-top="none" fo:border-bottom="none"/>
    </style:style>
    <style:style style:name="Table2.B1" style:family="table-cell">
      <style:table-cell-properties fo:padding-left="0.0799in" fo:padding-right="0.0799in" fo:padding-top="0.0403in" fo:padding-bottom="0.0403in" fo:border-left="0.0069in solid #000000" fo:border-right="0.0069in solid #000000" fo:border-top="none" fo:border-bottom="none"/>
    </style:style>
    <style:style style:name="Table2.C1" style:family="table-cell">
      <style:table-cell-properties fo:padding-left="0.0403in" fo:padding-right="0.1201in" fo:padding-top="0.0403in" fo:padding-bottom="0.0403in" fo:border-left="0.0069in solid #000000" fo:border-right="none" fo:border-top="none" fo:border-bottom="none"/>
    </style:style>
    <style:style style:name="P1" style:family="paragraph" style:parent-style-name="Standard">
      <style:text-properties style:font-name="Tahoma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ahoma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ahom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ahom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text-properties style:font-name="Tahoma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Tahoma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Tahoma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Tahom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Standard">
      <style:text-properties style:font-name="Tahoma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Tahoma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Tahoma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ahoma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15" style:family="paragraph" style:parent-style-name="Caption">
      <style:text-properties style:font-name="Tahoma"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Tahoma" fo:font-size="10pt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Tahoma" fo:font-size="10pt" style:font-size-asian="10pt" style:font-size-complex="10pt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Tahoma"/>
    </style:style>
    <style:style style:name="T7" style:family="text">
      <style:text-properties fo:font-size="11pt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style:font-size-asian="11pt"/>
    </style:style>
    <style:style style:name="T10" style:family="text">
      <style:text-properties style:font-size-complex="11pt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RServo™ Switch Machine Instructions</text:p>
      <text:p text:style-name="P10"/>
      <text:p text:style-name="P10">MRServo™ is a low-profile, slow motion switch machine for driving N, HO, S, and O scale model railroad turnouts. <text:s/>The MRServo control board drives a small servo, which throws the switch via spring steel wire. <text:s/>The servo is only actively driven while throwing the points, and depends upon the spring wire to provide tension on the points. <text:s/>Therefore, these small, inexpensive servos should provide years of quiet, calibration-free, low power operation.</text:p>
      <text:p text:style-name="P10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>MRServo-1</text:p>
            <text:p text:style-name="P14"><text:span text:style-name="T6">The basic version that provides a cost-effective, reliable slow motion turnout drive. <text:s/>It does not include any accessory contacts, but has a header so you can add them later.</text:span></text:p>
          </table:table-cell>
          <table:table-cell table:style-name="Table2.B1" office:value-type="string">
            <text:p text:style-name="P11">MRServo-2</text:p>
            <text:p text:style-name="P12">Everything the MRServo-1 has, plus a relay that provides two sets of accessory contacts that switch based on turnout position</text:p>
          </table:table-cell>
          <table:table-cell table:style-name="Table2.C1" office:value-type="string">
            <text:p text:style-name="P11">MRServo-3</text:p>
            <text:p text:style-name="P12">Everything the MRServo-1 has, but with one set of accessory contacts and one set of PowerFrog contacts for powering turnout frogs and point rails.</text:p>
          </table:table-cell>
        </table:table-row>
      </table:table>
      <text:p text:style-name="Standard"/>
      <text:p text:style-name="P8">Wiring MRServo</text:p>
      <text:p text:style-name="P9">MRServo requires a stable 8-16 volt DC power supply. <text:s/>Lower voltages are preferred; higher voltages will only cause the regulator on the board to get hotter. <text:s/>On MRServo-2 and MRServo-3, the relay contacts are rated for 2 amps at 32 volts. <text:s/>Exceeding this may cause long term damage to the contacts or the board traces.</text:p>
      <text:p text:style-name="P9"/>
      <text:p text:style-name="P9"><draw:frame draw:style-name="fr1" draw:name="Frame1" text:anchor-type="paragraph" svg:x="0.7272in" svg:y="0.7917in" svg:width="5.1382in" draw:z-index="8"><draw:text-box fo:min-height="3.2272in"><text:p text:style-name="P15"><draw:frame draw:style-name="fr2" draw:name="graphics9" text:anchor-type="paragraph" svg:x="0.0016in" svg:y="0.0008in" svg:width="5.1382in" style:rel-width="100%" svg:height="3.2272in" style:rel-height="scale" draw:z-index="9"><draw:image xlink:href="Pictures/200000070000529400002CFFE32826AC.svm" xlink:type="simple" xlink:show="embed" xlink:actuate="onLoad"/></draw:frame>Typical wiring for a MRServo-3. <text:s/>MRServo-1 boards will only have the upper half of the board (power, control, and servo connections), and MRServo-2 boards will have an additional set of accessory contacts (with the same pinout as the first) in place of the PowerFrog contacts.</text:p></draw:text-box></draw:frame>The control input determines which way the servo will throw. <text:s/>The easiest way to control MRServo is by connecting the control input through a switch to ground. <text:s/>When grounded, the turnout will throw one direction, and when left floating, it will throw in the reverse direction. <text:s/>The control input can tolerate being driven up to MRServo's supply voltage.</text:p>
      <text:p text:style-name="P9"/>
      <text:p text:style-name="P8">PowerFrog</text:p>
      <text:p text:style-name="P9">The exclusive PowerFrog feature found on MRServo-3 boards provides a reliable, short-proof way to route power to solid frog turnouts. (Examples include handlaid turnouts or Peco Electrofrog™, Shinohara™, and Walthers™ models.) <text:s/>These turnouts will create a short if the points make contact with the opposing rail before the contacts driving the frog switch polarity. <text:s/>Traditionally, the solution has been to add additional gaps in the point rails, <text:soft-page-break/>isolating just the frog. <text:s/>With PowerFrog, this is no longer necessary. <text:s/>When MRServo starts to throw the points, it will momentarily isolates the frog entirely. <text:s/>Once the servo completes throwing the points, it sets the direction relay to correct polarity and after a small delay, re-energizes the frog. <text:s/></text:p>
      <text:p text:style-name="P9"><text:span text:style-name="T8"/></text:p>
      <text:p text:style-name="P9"><text:span text:style-name="T8">Installation Instructions</text:span></text:p>
      <text:p text:style-name="P9"><text:span text:style-name="T8"/></text:p>
      <text:p text:style-name="P9">Note: <text:s/>0.025” piano wire is suggested for most turnouts. <text:s/>It's flexible enough to act as a spring, maintaining tension on the points even once the servo powers down. <text:s/>0.032” can be used for stiffer turnouts, such as those with an overcenter spring.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Step 1: Measure off 2.5 inches of 0.025” piano <text:s/>wire</text:p>
            <text:p text:style-name="P17"><draw:frame draw:style-name="fr4" draw:name="graphics1" text:anchor-type="paragraph" svg:width="2.1291in" svg:height="0.5547in" draw:z-index="2"><draw:image xlink:href="Pictures/2000000700001A79000007192AB0138F.svm" xlink:type="simple" xlink:show="embed" xlink:actuate="onLoad"/></draw:frame></text:p>
          </table:table-cell>
          <table:table-cell table:style-name="Table1.B1" office:value-type="string">
            <text:p text:style-name="P17">Step 2: Make a 90 degree bend 1/4” from the end</text:p>
            <text:p text:style-name="P17"><draw:frame draw:style-name="fr4" draw:name="graphics2" text:anchor-type="paragraph" svg:width="2.3154in" svg:height="0.448in" draw:z-index="1"><draw:image xlink:href="Pictures/2000000700001D03000005680F01CD1E.svm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7">Step 3: <text:s/>Make another bend 1/4” from the first</text:p>
            <text:p text:style-name="P17"><draw:frame draw:style-name="fr4" draw:name="graphics3" text:anchor-type="paragraph" svg:width="2.039in" svg:height="0.5126in" draw:z-index="3"><draw:image xlink:href="Pictures/200000070000194E000006AD5A3F9FF6.svm" xlink:type="simple" xlink:show="embed" xlink:actuate="onLoad"/></draw:frame></text:p>
          </table:table-cell>
          <table:table-cell table:style-name="Table1.B2" office:value-type="string">
            <text:p text:style-name="P17">Step 4: Make a third bend one servo horn width from the second bend</text:p>
            <text:p text:style-name="P17"><draw:frame draw:style-name="fr4" draw:name="graphics4" text:anchor-type="paragraph" svg:width="1.7201in" svg:height="0.3902in" draw:z-index="4"><draw:image xlink:href="Pictures/20000007000015D00000045902DC6996.svm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7">Step 5: Insert through servo horn</text:p>
            <text:p text:style-name="P17"><draw:frame draw:style-name="fr4" draw:name="graphics5" text:anchor-type="paragraph" svg:width="1.9898in" svg:height="0.5228in" draw:z-index="5"><draw:image xlink:href="Pictures/200000070000174C000006250A608588.svm" xlink:type="simple" xlink:show="embed" xlink:actuate="onLoad"/></draw:frame></text:p>
          </table:table-cell>
          <table:table-cell table:style-name="Table1.B2" office:value-type="string">
            <text:p text:style-name="P17">Step 6: Secure by clamping down with pliers</text:p>
            <text:p text:style-name="P17"><draw:frame draw:style-name="fr4" draw:name="graphics6" text:anchor-type="paragraph" svg:width="1.7256in" svg:height="0.4591in" draw:z-index="6"><draw:image xlink:href="Pictures/200000070000163D0000059E37578F82.svm" xlink:type="simple" xlink:show="embed" xlink:actuate="onLoad"/></draw:frame><text:span text:style-name="T5">(be gentle, or you may break the servo horn plastic)</text:span></text:p>
          </table:table-cell>
        </table:table-row>
        <table:table-row>
          <table:table-cell table:style-name="Table1.A2" office:value-type="string">
            <text:p text:style-name="P17"><draw:frame draw:style-name="fr3" draw:name="graphics7" text:anchor-type="paragraph" svg:x="1.8807in" svg:y="0.0161in" svg:width="1.461in" svg:height="1.4417in" draw:z-index="0"><draw:image xlink:href="Pictures/200000070000137C000015D0FB21C551.svm" xlink:type="simple" xlink:show="embed" xlink:actuate="onLoad"/></draw:frame>Step 7: Remove servo labels and clean surface thoroughly with rubbing alcohol. <text:s/>Once clean, attach double sided mounting tape.</text:p>
            <text:p text:style-name="P16"/>
          </table:table-cell>
          <table:table-cell table:style-name="Table1.B2" office:value-type="string">
            <text:p text:style-name="P17"><draw:frame draw:style-name="fr3" draw:name="graphics8" text:anchor-type="paragraph" svg:x="1.2646in" svg:y="0.0209in" svg:width="2.0063in" svg:height="1.4in" draw:z-index="7"><draw:image xlink:href="Pictures/200000070000196A000010F273F19E95.svm" xlink:type="simple" xlink:show="embed" xlink:actuate="onLoad"/></draw:frame>Step 8: <text:s/>Manually turn the servo to point the throw wire straight up at the midpoint between the ends of throw. Insert screw to hold servo horn.</text:p>
            <text:p text:style-name="P16"/>
          </table:table-cell>
        </table:table-row>
        <table:table-row>
          <table:table-cell table:style-name="Table1.A2" office:value-type="string">
            <text:p text:style-name="P17">Step 9: <text:s/>Center turnout throw bar and insert throw wire from bottom of layout. <text:s/>When everything is lined up, lightly stick servo to benchwork.</text:p>
          </table:table-cell>
          <table:table-cell table:style-name="Table1.B2" office:value-type="string">
            <text:p text:style-name="P17">Step 10: <text:s/>Connect the wires and test operation. <text:s/>Once correct alignment is confirmed (wire should bend to keep pressure on the points in both directions when servo powers down), firmly press servo to benchwork.</text:p>
          </table:table-cell>
        </table:table-row>
      </table:table>
      <text:p text:style-name="P7"><text:span text:style-name="T2"/></text:p>
      <text:p text:style-name="P7">Warranty</text:p>
      <text:p text:style-name="P9">MRServo boards and servos are covered for life as long as operated within rated limits. <text:s/>Send us the defective unit and we'll send you a new one. <text:s/>You pay postage on the return, we'll pay to send you a new one.</text:p>
      <text:p text:style-name="P1"/>
      <text:p text:style-name="P2">Iowa Scaled Engineering</text:p>
      <text:p text:style-name="P3">Quality Model Railroad Electronic Products</text:p>
      <text:p text:style-name="P3"><text:span text:style-name="T4">Visit us on the web at </text:span><text:a xlink:type="simple" xlink:href="http://www.iascaled.com/"><text:span text:style-name="T4">http://www.iascaled.com</text:span></text:a><text:span text:style-name="T4"> or email us at </text:span><text:a xlink:type="simple" xlink:href="mailto:support@iascaled.com"><text:span text:style-name="T4">support@iascaled.com</text:span></text:a></text:p>
      <text:p text:style-name="P4">6570 Pawnee Cir, Colorado Springs, CO 809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Aharoni" svg:font-family="Aharoni" style:font-pitch="variable"/>
    <style:font-face style:name="Ophir WF" svg:font-family="'Ophir WF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1T21:20:19.83</meta:creation-date>
    <meta:editing-duration>PT01H52M48S</meta:editing-duration>
    <meta:editing-cycles>6</meta:editing-cycles>
    <meta:generator>OpenOffice.org/3.2$Win32 OpenOffice.org_project/320m18$Build-9502</meta:generator>
    <meta:initial-creator>Nathan Holmes</meta:initial-creator>
    <dc:date>2011-12-03T12:10:49.81</dc:date>
    <dc:creator>Nathan Holmes</dc:creator>
    <meta:printed-by>Nathan Holmes</meta:printed-by>
    <meta:print-date>2011-12-03T12:08:37.62</meta:print-date>
    <meta:document-statistic meta:table-count="2" meta:image-count="9" meta:object-count="0" meta:page-count="2" meta:paragraph-count="33" meta:word-count="712" meta:character-count="4327"/>
  </office:meta>
</office:document-meta>
</file>